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row>
                <mrow>
                  <mo stretchy="false">−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n>0</mn>
            </mtd>
            <mtd>
              <mn>0</mn>
            </mtd>
          </mtr>
          <mtr>
            <mtd>
              <mrow>
                <mi>si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]</mo>
    </mrow>
    <annotation encoding="StarMath 5.0">left [ matrix{
cos(%theta) # -sin(%theta) # 0 # 0 ##
 sin(%theta) # cos(%theta) # 0 # 0 ## 
 0# 0# 1# 0 ## 
 0 # 0 # 0 # 1}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on Howard</meta:initial-creator>
    <meta:creation-date>2014-03-23T17:03:05.684691610</meta:creation-date>
    <meta:generator>LibreOffice/4.2.2.1$Linux_X86_64 LibreOffice_project/f2f45ee3880ac00d95d5e0d6d6ed11db4bb046db</meta:generator>
  </office:meta>
</office:document-meta>
</file>